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.558cm" svg:height="17.397cm" svg:x="0.372cm" svg:y="13.665cm">
            <draw:object draw:notify-on-update-of-ranges="Sheet1.A2:Sheet1.A29 Sheet1.L2:Sheet1.L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.256cm" svg:height="22.031cm" svg:x="0.605cm" svg:y="34.366cm">
            <draw:object draw:notify-on-update-of-ranges="Sheet1.A2:Sheet1.A29 Sheet1.B1:Sheet1.B1 Sheet1.B2:Sheet1.B29 Sheet1.C1:Sheet1.C1 Sheet1.C2:Sheet1.C29 Sheet1.D1:Sheet1.D1 Sheet1.D2:Sheet1.D29 Sheet1.F1:Sheet1.F1 Sheet1.F2:Sheet1.F29 Sheet1.G1:Sheet1.G1 Sheet1.G2:Sheet1.G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1.74cm" svg:height="11.408cm" svg:x="1.653cm" svg:y="60.151cm">
            <draw:object draw:notify-on-update-of-ranges="Sheet1.F2:Sheet1.F29 Sheet1.D1:Sheet1.D1 Sheet1.D2:Sheet1.D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.014cm" svg:height="9.007cm" svg:x="11.941cm" svg:y="72.106cm">
            <draw:object draw:notify-on-update-of-ranges="Sheet1.A2:Sheet1.A29 Sheet1.D1:Sheet1.D1 Sheet1.D2:Sheet1.D29 Sheet1.F1:Sheet1.F1 Sheet1.F2:Sheet1.F29 Sheet1.G1:Sheet1.G1 Sheet1.G2:Sheet1.G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.014cm" svg:height="9.008cm" svg:x="1.162cm" svg:y="81.586cm">
            <draw:object draw:notify-on-update-of-ranges="Sheet1.A2:Sheet1.A29 Sheet1.D1:Sheet1.D1 Sheet1.D2:Sheet1.D29 Sheet1.E1:Sheet1.E1 Sheet1.E2:Sheet1.E29 Sheet1.F1:Sheet1.F1 Sheet1.F2:Sheet1.F2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.2cm" svg:height="8.983cm" svg:x="23.719cm" svg:y="58.084cm">
            <draw:object draw:notify-on-update-of-ranges="Sheet1.A1:Sheet1.A1 Sheet1.A2:Sheet1.A29 Sheet1.C1:Sheet1.C1 Sheet1.C2:Sheet1.C29 Sheet1.D1:Sheet1.D1 Sheet1.D2:Sheet1.D29 Sheet1.G1:Sheet1.G1 Sheet1.G2:Sheet1.G2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Gardening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Murder/Attempt</text:p>
          </table:table-cell>
          <table:table-cell office:value-type="string" calcext:value-type="string">
            <text:p>Advert</text:p>
          </table:table-cell>
          <table:table-cell office:value-type="string" calcext:value-type="string">
            <text:p>Legislation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investig/overview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2:.K2]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3:.K3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964" calcext:value-type="float">
            <text:p>19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4:.K4]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965" calcext:value-type="float">
            <text:p>196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:.K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K6])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K7])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K8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K9])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K10])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1971" calcext:value-type="float">
            <text:p>19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K11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1972" calcext:value-type="float">
            <text:p>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2:.K12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1973" calcext:value-type="float">
            <text:p>19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3:.K13])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4:.K14])" office:value-type="float" office:value="19" calcext:value-type="float">
            <text:p>19</text:p>
          </table:table-cell>
          <table:table-cell office:value-type="string" calcext:value-type="string">
            <text:p>+2 sabotage</text:p>
          </table:table-cell>
          <table:table-cell office:value-type="string" calcext:value-type="string">
            <text:p>ideas in action (gramoxone)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5:.K15])" office:value-type="float" office:value="17" calcext:value-type="float">
            <text:p>17</text:p>
          </table:table-cell>
          <table:table-cell office:value-type="string" calcext:value-type="string">
            <text:p>1 letter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6:.K16])" office:value-type="float" office:value="4" calcext:value-type="float">
            <text:p>4</text:p>
          </table:table-cell>
          <table:table-cell office:value-type="string" calcext:value-type="string">
            <text:p>1proposal, I vocab, 1 business</text:p>
          </table:table-cell>
          <table:table-cell/>
        </table:table-row>
        <table:table-row table:style-name="ro2">
          <table:table-cell office:value-type="float" office:value="1977" calcext:value-type="float">
            <text:p>19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7:.K17])" office:value-type="float" office:value="15" calcext:value-type="float">
            <text:p>15</text:p>
          </table:table-cell>
          <table:table-cell office:value-type="string" calcext:value-type="string">
            <text:p>1 letter</text:p>
          </table:table-cell>
          <table:table-cell/>
        </table:table-row>
        <table:table-row table:style-name="ro2">
          <table:table-cell office:value-type="float" office:value="1978" calcext:value-type="float">
            <text:p>19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8:.K18])" office:value-type="float" office:value="6" calcext:value-type="float">
            <text:p>6</text:p>
          </table:table-cell>
          <table:table-cell office:value-type="string" calcext:value-type="string">
            <text:p>1 letter, 1 crossword clue</text:p>
          </table:table-cell>
          <table:table-cell/>
        </table:table-row>
        <table:table-row table:style-name="ro2">
          <table:table-cell office:value-type="float" office:value="1979" calcext:value-type="float">
            <text:p>1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9:.K19])" office:value-type="float" office:value="15" calcext:value-type="float">
            <text:p>15</text:p>
          </table:table-cell>
          <table:table-cell office:value-type="string" calcext:value-type="string">
            <text:p>1 letter</text:p>
          </table:table-cell>
          <table:table-cell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K2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21:.K21])" office:value-type="float" office:value="10" calcext:value-type="float">
            <text:p>10</text:p>
          </table:table-cell>
          <table:table-cell office:value-type="string" calcext:value-type="string">
            <text:p>2 sabotage</text:p>
          </table:table-cell>
          <table:table-cell office:value-type="string" calcext:value-type="string">
            <text:p>Inc 3 ads for deeweed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2:.K22])" office:value-type="float" office:value="11" calcext:value-type="float">
            <text:p>11</text:p>
          </table:table-cell>
          <table:table-cell office:value-type="string" calcext:value-type="string">
            <text:p>1 letter, 2 sabotage</text:p>
          </table:table-cell>
          <table:table-cell office:value-type="string" calcext:value-type="string">
            <text:p>3 deeweed, 1 boots weedol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3:.K23])" office:value-type="float" office:value="4" calcext:value-type="float">
            <text:p>4</text:p>
          </table:table-cell>
          <table:table-cell office:value-type="string" calcext:value-type="string">
            <text:p>1 business</text:p>
          </table:table-cell>
          <table:table-cell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K24]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985" calcext:value-type="float">
            <text:p>198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5:.K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986" calcext:value-type="float">
            <text:p>1986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6:.K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27:.K27])" office:value-type="float" office:value="9" calcext:value-type="float">
            <text:p>9</text:p>
          </table:table-cell>
          <table:table-cell office:value-type="string" calcext:value-type="string">
            <text:p>1vocab (invoked in murder case, but not instrument of), 2 sabotage</text:p>
          </table:table-cell>
          <table:table-cell office:value-type="string" calcext:value-type="string">
            <text:p>inc pathcleaer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K28])" office:value-type="float" office:value="2" calcext:value-type="float">
            <text:p>2</text:p>
          </table:table-cell>
          <table:table-cell office:value-type="string" calcext:value-type="string">
            <text:p>retailers, not just product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9:.K29])" office:value-type="float" office:value="8" calcext:value-type="float">
            <text:p>8</text:p>
          </table:table-cell>
          <table:table-cell office:value-type="string" calcext:value-type="string">
            <text:p>1 vocab, 1 business</text:p>
          </table:table-cell>
          <table:table-cell office:value-type="string" calcext:value-type="string">
            <text:p>all B&amp;Q or garden centre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2:.B29])" office:value-type="float" office:value="14" calcext:value-type="float">
            <text:p>14</text:p>
          </table:table-cell>
          <table:table-cell table:formula="of:=SUM([.C2:.C29])" office:value-type="float" office:value="19" calcext:value-type="float">
            <text:p>19</text:p>
          </table:table-cell>
          <table:table-cell table:formula="of:=SUM([.D2:.D29])" office:value-type="float" office:value="17" calcext:value-type="float">
            <text:p>17</text:p>
          </table:table-cell>
          <table:table-cell table:formula="of:=SUM([.E2:.E29])" office:value-type="float" office:value="7" calcext:value-type="float">
            <text:p>7</text:p>
          </table:table-cell>
          <table:table-cell table:formula="of:=SUM([.F2:.F29])" office:value-type="float" office:value="33" calcext:value-type="float">
            <text:p>33</text:p>
          </table:table-cell>
          <table:table-cell table:formula="of:=SUM([.G2:.G29])" office:value-type="float" office:value="108" calcext:value-type="float">
            <text:p>108</text:p>
          </table:table-cell>
          <table:table-cell table:formula="of:=SUM([.H2:.H29])" office:value-type="float" office:value="2" calcext:value-type="float">
            <text:p>2</text:p>
          </table:table-cell>
          <table:table-cell table:formula="of:=SUM([.I12:.I29])" office:value-type="float" office:value="9" calcext:value-type="float">
            <text:p>9</text:p>
          </table:table-cell>
          <table:table-cell table:formula="of:=SUM([.J12:.J2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30:.K30])" office:value-type="float" office:value="213" calcext:value-type="float">
            <text:p>213</text:p>
          </table:table-cell>
          <table:table-cell table:number-columns-repeated="2"/>
        </table:table-row>
        <table:table-row table:style-name="ro3" table:number-rows-repeated="4">
          <table:table-cell table:number-columns-repeated="14"/>
        </table:table-row>
        <table:table-row table:style-name="ro2" table:number-rows-repeated="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2" table:number-rows-repeated="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2" table:number-rows-repeated="3">
          <table:table-cell table:number-columns-repeated="14"/>
        </table:table-row>
        <table:table-row table:style-name="ro3" table:number-rows-repeated="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 table:number-rows-repeated="1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 table:number-rows-repeated="7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 table:number-rows-repeated="18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 table:number-rows-repeated="39">
          <table:table-cell table:number-columns-repeated="14"/>
        </table:table-row>
        <table:table-row table:style-name="ro2" table:number-rows-repeated="3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 table:number-rows-repeated="1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 table:number-rows-repeated="5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 table:number-rows-repeated="17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 table:number-rows-repeated="10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3" table:number-rows-repeated="1048395">
          <table:table-cell table:number-columns-repeated="14"/>
        </table:table-row>
        <table:table-row table:style-name="ro3">
          <table:table-cell/>
          <table:table-cell table:formula="of:=SUM([.B2:.B1048575])" office:value-type="float" office:value="28" calcext:value-type="float">
            <text:p>28</text:p>
          </table:table-cell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0000-00-00T14:21:25.6922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09:39:53.389074000</meta:creation-date>
    <dc:date>2014-03-14T17:48:16.558558000</dc:date>
    <meta:editing-duration>PT9H3M52S</meta:editing-duration>
    <meta:editing-cycles>10</meta:editing-cycles>
    <meta:generator>LibreOffice/4.1.4.2$MacOSX_x86 LibreOffice_project/0a0440ccc0227ad9829de5f46be37cfb6edcf72</meta:generator>
    <meta:document-statistic meta:table-count="2" meta:cell-count="37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draw:stroke="none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257cm" svg:height="22.032cm" xlink:href=".." xlink:type="simple" chart:class="chart:bar" chart:style-name="ch1">
        <chart:legend chart:legend-position="end" svg:x="23.061cm" svg:y="9.721cm" style:legend-expansion="high" chart:style-name="ch2"/>
        <chart:plot-area chart:style-name="ch3" table:cell-range-address="Sheet1.A2:Sheet1.D29 Sheet1.A1:Sheet1.D1 Sheet1.F1:Sheet1.G29" chart:data-source-has-labels="both" svg:x="1.524cm" svg:y="1.895cm" svg:width="20.487cm" svg:height="18.728cm">
          <chartooo:coordinate-region svg:x="2.172cm" svg:y="2.094cm" svg:width="19.79cm" svg:height="17.484cm"/>
          <chart:axis chart:dimension="x" chart:name="primary-x" chart:style-name="ch4" chartooo:axis-type="auto">
            <chartooo:date-scale/>
            <chart:title svg:x="11.392cm" svg:y="21.063cm" chart:style-name="ch5">
              <text:p>Year</text:p>
            </chart:title>
            <chart:categories table:cell-range-address="Sheet1.A2:Sheet1.A29"/>
          </chart:axis>
          <chart:axis chart:dimension="y" chart:name="primary-y" chart:style-name="ch6">
            <chart:title svg:x="0.451cm" svg:y="12.07cm" chart:style-name="ch7">
              <text:p>Frequency</text:p>
            </chart:title>
          </chart:axis>
          <chart:series chart:style-name="ch8" chart:values-cell-range-address="Sheet1.B2:Sheet1.B29" chart:label-cell-address="Sheet1.B1:Sheet1.B1" chart:class="chart:bar">
            <chart:data-point chart:repeated="28"/>
          </chart:series>
          <chart:series chart:style-name="ch9" chart:values-cell-range-address="Sheet1.C2:Sheet1.C29" chart:label-cell-address="Sheet1.C1:Sheet1.C1" chart:class="chart:bar">
            <chart:data-point chart:repeated="28"/>
          </chart:series>
          <chart:series chart:style-name="ch10" chart:values-cell-range-address="Sheet1.D2:Sheet1.D29" chart:label-cell-address="Sheet1.D1:Sheet1.D1" chart:class="chart:bar">
            <chart:data-point chart:repeated="28"/>
          </chart:series>
          <chart:series chart:style-name="ch11" chart:values-cell-range-address="Sheet1.F2:Sheet1.F29" chart:label-cell-address="Sheet1.F1:Sheet1.F1" chart:class="chart:bar">
            <chart:data-point chart:repeated="28"/>
          </chart:series>
          <chart:series chart:style-name="ch12" chart:values-cell-range-address="Sheet1.G2:Sheet1.G29" chart:label-cell-address="Sheet1.G1:Sheet1.G1" chart:class="chart:ba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riculture</text:p>
                <draw:g>
                  <svg:desc>Sheet1.B1:Sheet1.B1</svg:desc>
                </draw:g>
              </table:table-cell>
              <table:table-cell office:value-type="string">
                <text:p>Gardening</text:p>
                <draw:g>
                  <svg:desc>Sheet1.C1:Sheet1.C1</svg:desc>
                </draw:g>
              </table:table-cell>
              <table:table-cell office:value-type="string">
                <text:p>Accident</text:p>
                <draw:g>
                  <svg:desc>Sheet1.D1:Sheet1.D1</svg:desc>
                </draw:g>
              </table:table-cell>
              <table:table-cell office:value-type="string">
                <text:p>Murder/Attempt</text:p>
                <draw:g>
                  <svg:desc>Sheet1.F1:Sheet1.F1</svg:desc>
                </draw:g>
              </table:table-cell>
              <table:table-cell office:value-type="string">
                <text:p>Adver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962">
                <text:p>1960</text:p>
                <draw:g>
                  <svg:desc>Sheet1.A2:Sheet1.A29</svg:desc>
                </draw:g>
              </table:table-cell>
              <table:table-cell office:value-type="float" office:value="2">
                <text:p>2</text:p>
                <draw:g>
                  <svg:desc>Sheet1.B2:Sheet1.B29</svg:desc>
                </draw:g>
              </table:table-cell>
              <table:table-cell office:value-type="float" office:value="0">
                <text:p>0</text:p>
                <draw:g>
                  <svg:desc>Sheet1.C2:Sheet1.C29</svg:desc>
                </draw:g>
              </table:table-cell>
              <table:table-cell office:value-type="float" office:value="0">
                <text:p>0</text:p>
                <draw:g>
                  <svg:desc>Sheet1.D2:Sheet1.D29</svg:desc>
                </draw:g>
              </table:table-cell>
              <table:table-cell office:value-type="float" office:value="0">
                <text:p>0</text:p>
                <draw:g>
                  <svg:desc>Sheet1.F2:Sheet1.F29</svg:desc>
                </draw:g>
              </table:table-cell>
              <table:table-cell office:value-type="float" office:value="0">
                <text:p>0</text:p>
                <draw:g>
                  <svg:desc>Sheet1.G2:Sheet1.G29</svg:desc>
                </draw:g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59cm" svg:height="17.398cm" xlink:href=".." xlink:type="simple" chart:class="chart:bar" chart:style-name="ch1">
        <chart:title svg:x="5.582cm" svg:y="0.482cm" chart:style-name="ch2">
          <text:p>Frequency that paraquat, gramoxone or Weedol appeared in any form</text:p>
        </chart:title>
        <chart:subtitle svg:x="10.576cm" svg:y="1.623cm" chart:style-name="ch3">
          <text:p>Daily Mail attention cycle</text:p>
        </chart:subtitle>
        <chart:plot-area chart:style-name="ch4" table:cell-range-address="Sheet1.A2:Sheet1.A29 Sheet1.L2:Sheet1.L29" chart:data-source-has-labels="column" svg:x="2.494cm" svg:y="4.666cm" svg:width="22.058cm" svg:height="10.304cm">
          <chartooo:coordinate-region svg:x="3.142cm" svg:y="4.865cm" svg:width="21.394cm" svg:height="9.06cm"/>
          <chart:axis chart:dimension="x" chart:name="primary-x" chart:style-name="ch5" chartooo:axis-type="auto">
            <chartooo:date-scale/>
            <chart:title svg:x="13.148cm" svg:y="15.317cm" chart:style-name="ch6">
              <text:p>Year</text:p>
            </chart:title>
            <chart:categories table:cell-range-address="Sheet1.A2:Sheet1.A29"/>
          </chart:axis>
          <chart:axis chart:dimension="y" chart:name="primary-y" chart:style-name="ch7">
            <chart:title svg:x="1.435cm" svg:y="11.83cm" chart:style-name="ch8">
              <text:p>Number of times mentioned</text:p>
            </chart:title>
            <chart:grid chart:style-name="ch9" chart:class="major"/>
          </chart:axis>
          <chart:series chart:style-name="ch10" chart:values-cell-range-address="Sheet1.L2:Sheet1.L29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962">
                <text:p>1960</text:p>
                <draw:g>
                  <svg:desc>Sheet1.A2:Sheet1.A29</svg:desc>
                </draw:g>
              </table:table-cell>
              <table:table-cell office:value-type="float" office:value="2">
                <text:p>2</text:p>
                <draw:g>
                  <svg:desc>Sheet1.L2:Sheet1.L29</svg:desc>
                </draw:g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41cm" svg:height="11.409cm" xlink:href=".." xlink:type="simple" chart:class="chart:bar" chart:style-name="ch1">
        <chart:legend chart:legend-position="end" svg:x="19.637cm" svg:y="5.405cm" style:legend-expansion="high" chart:style-name="ch2"/>
        <chart:plot-area chart:style-name="ch3" table:cell-range-address="Sheet1.F2:Sheet1.F29 Sheet1.D1:Sheet1.D29" chart:data-source-has-labels="both" svg:x="0.884cm" svg:y="1.047cm" svg:width="17.885cm" svg:height="9.714cm">
          <chartooo:coordinate-region svg:x="1.631cm" svg:y="1.246cm" svg:width="17.138cm" svg:height="8.868cm"/>
          <chart:axis chart:dimension="x" chart:name="primary-x" chart:style-name="ch4" chartooo:axis-type="auto">
            <chartooo:date-scale/>
            <chart:categories table:cell-range-address="Sheet1.F2:Sheet1.F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9" chart:label-cell-address="Sheet1.D1:Sheet1.D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iden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F2:Sheet1.F29</svg:desc>
                </draw:g>
              </table:table-cell>
              <table:table-cell office:value-type="float" office:value="0">
                <text:p>0</text:p>
                <draw:g>
                  <svg:desc>Sheet1.D2:Sheet1.D29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5cm" svg:height="9.008cm" xlink:href=".." xlink:type="simple" chart:class="chart:bar" chart:style-name="ch1">
        <chart:title svg:x="4.203cm" svg:y="0.315cm" chart:style-name="ch2">
          <text:p>Misuses of paraquat plus advertising</text:p>
        </chart:title>
        <chart:subtitle svg:x="7.044cm" svg:y="1.289cm" chart:style-name="ch3">
          <text:p>Daily Mail </text:p>
        </chart:subtitle>
        <chart:legend chart:legend-position="end" svg:x="12.819cm" svg:y="3.707cm" style:legend-expansion="high" chart:style-name="ch4"/>
        <chart:plot-area chart:style-name="ch5" table:cell-range-address="Sheet1.A2:Sheet1.A29 Sheet1.D1:Sheet1.D29 Sheet1.F1:Sheet1.G29" chart:data-source-has-labels="both" svg:x="1.319cm" svg:y="2.318cm" svg:width="10.86cm" svg:height="5.541cm">
          <chartooo:coordinate-region svg:x="1.967cm" svg:y="2.517cm" svg:width="10.212cm" svg:height="4.25cm"/>
          <chart:axis chart:dimension="x" chart:name="primary-x" chart:style-name="ch6" chartooo:axis-type="auto">
            <chartooo:date-scale/>
            <chart:title svg:x="6.384cm" svg:y="8.039cm" chart:style-name="ch7">
              <text:p>year</text:p>
            </chart:title>
            <chart:categories table:cell-range-address="Sheet1.A2:Sheet1.A29"/>
          </chart:axis>
          <chart:axis chart:dimension="y" chart:name="primary-y" chart:style-name="ch8">
            <chart:title svg:x="0.451cm" svg:y="5.84cm" chart:style-name="ch9">
              <text:p>frequency</text:p>
            </chart:title>
            <chart:grid chart:style-name="ch10" chart:class="major"/>
          </chart:axis>
          <chart:series chart:style-name="ch11" chart:values-cell-range-address="Sheet1.D2:Sheet1.D29" chart:label-cell-address="Sheet1.D1:Sheet1.D1" chart:class="chart:bar">
            <chart:data-point chart:repeated="28"/>
          </chart:series>
          <chart:series chart:style-name="ch12" chart:values-cell-range-address="Sheet1.F2:Sheet1.F29" chart:label-cell-address="Sheet1.F1:Sheet1.F1" chart:class="chart:bar">
            <chart:data-point chart:repeated="28"/>
          </chart:series>
          <chart:series chart:style-name="ch13" chart:values-cell-range-address="Sheet1.G2:Sheet1.G29" chart:label-cell-address="Sheet1.G1:Sheet1.G1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ident</text:p>
                <draw:g>
                  <svg:desc>Sheet1.D1:Sheet1.D1</svg:desc>
                </draw:g>
              </table:table-cell>
              <table:table-cell office:value-type="string">
                <text:p>Murder/Attempt</text:p>
                <draw:g>
                  <svg:desc>Sheet1.F1:Sheet1.F1</svg:desc>
                </draw:g>
              </table:table-cell>
              <table:table-cell office:value-type="string">
                <text:p>Adver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962">
                <text:p>1960</text:p>
                <draw:g>
                  <svg:desc>Sheet1.A2:Sheet1.A29</svg:desc>
                </draw:g>
              </table:table-cell>
              <table:table-cell office:value-type="float" office:value="0">
                <text:p>0</text:p>
                <draw:g>
                  <svg:desc>Sheet1.D2:Sheet1.D29</svg:desc>
                </draw:g>
              </table:table-cell>
              <table:table-cell office:value-type="float" office:value="0">
                <text:p>0</text:p>
                <draw:g>
                  <svg:desc>Sheet1.F2:Sheet1.F29</svg:desc>
                </draw:g>
              </table:table-cell>
              <table:table-cell office:value-type="float" office:value="0">
                <text:p>0</text:p>
                <draw:g>
                  <svg:desc>Sheet1.G2:Sheet1.G29</svg:desc>
                </draw:g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5cm" svg:height="9.009cm" xlink:href=".." xlink:type="simple" chart:class="chart:bar" chart:style-name="ch1">
        <chart:title svg:x="2.492cm" svg:y="0.339cm" chart:style-name="ch2">
          <text:p>Reports in the Daily Mail relating to paraquat misuse</text:p>
        </chart:title>
        <chart:subtitle svg:x="6.181cm" svg:y="1.289cm" chart:style-name="ch3">
          <text:p>Accidents and Intent</text:p>
        </chart:subtitle>
        <chart:legend chart:legend-position="end" svg:x="12.819cm" svg:y="3.707cm" style:legend-expansion="high" chart:style-name="ch4"/>
        <chart:plot-area chart:style-name="ch5" table:cell-range-address="Sheet1.A2:Sheet1.A29 Sheet1.D1:Sheet1.F29" chart:data-source-has-labels="both" svg:x="1.319cm" svg:y="2.318cm" svg:width="10.86cm" svg:height="5.542cm">
          <chartooo:coordinate-region svg:x="1.967cm" svg:y="2.517cm" svg:width="10.212cm" svg:height="4.25cm"/>
          <chart:axis chart:dimension="x" chart:name="primary-x" chart:style-name="ch6" chartooo:axis-type="auto">
            <chartooo:date-scale/>
            <chart:title svg:x="6.374cm" svg:y="8.04cm" chart:style-name="ch7">
              <text:p>Year</text:p>
            </chart:title>
            <chart:categories table:cell-range-address="Sheet1.A2:Sheet1.A29"/>
          </chart:axis>
          <chart:axis chart:dimension="y" chart:name="primary-y" chart:style-name="ch8">
            <chart:title svg:x="0.451cm" svg:y="5.9cm" chart:style-name="ch9">
              <text:p>Frequency</text:p>
            </chart:title>
            <chart:grid chart:style-name="ch10" chart:class="major"/>
          </chart:axis>
          <chart:series chart:style-name="ch11" chart:values-cell-range-address="Sheet1.D2:Sheet1.D29" chart:label-cell-address="Sheet1.D1:Sheet1.D1" chart:class="chart:bar">
            <chart:data-point chart:repeated="28"/>
          </chart:series>
          <chart:series chart:style-name="ch12" chart:values-cell-range-address="Sheet1.E2:Sheet1.E29" chart:label-cell-address="Sheet1.E1:Sheet1.E1" chart:class="chart:bar">
            <chart:data-point chart:repeated="28"/>
          </chart:series>
          <chart:series chart:style-name="ch13" chart:values-cell-range-address="Sheet1.F2:Sheet1.F29" chart:label-cell-address="Sheet1.F1:Sheet1.F1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ident</text:p>
                <draw:g>
                  <svg:desc>Sheet1.D1:Sheet1.D1</svg:desc>
                </draw:g>
              </table:table-cell>
              <table:table-cell office:value-type="string">
                <text:p>Suicide</text:p>
                <draw:g>
                  <svg:desc>Sheet1.E1:Sheet1.E1</svg:desc>
                </draw:g>
              </table:table-cell>
              <table:table-cell office:value-type="string">
                <text:p>Murder/Attemp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962">
                <text:p>1960</text:p>
                <draw:g>
                  <svg:desc>Sheet1.A2:Sheet1.A29</svg:desc>
                </draw:g>
              </table:table-cell>
              <table:table-cell office:value-type="float" office:value="0">
                <text:p>0</text:p>
                <draw:g>
                  <svg:desc>Sheet1.D2:Sheet1.D29</svg:desc>
                </draw:g>
              </table:table-cell>
              <table:table-cell office:value-type="float" office:value="0">
                <text:p>0</text:p>
                <draw:g>
                  <svg:desc>Sheet1.E2:Sheet1.E29</svg:desc>
                </draw:g>
              </table:table-cell>
              <table:table-cell office:value-type="float" office:value="0">
                <text:p>0</text:p>
                <draw:g>
                  <svg:desc>Sheet1.F2:Sheet1.F29</svg:desc>
                </draw:g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01cm" svg:height="8.984cm" xlink:href=".." xlink:type="simple" chart:class="chart:bar" chart:style-name="ch1">
        <chart:title svg:x="1.458cm" svg:y="0.314cm" chart:style-name="ch2">
          <text:p>Relationship between gardening columns, adverts and accidents</text:p>
        </chart:title>
        <chart:subtitle svg:x="6.502cm" svg:y="1.287cm" chart:style-name="ch3">
          <text:p>Daily Mail content</text:p>
        </chart:subtitle>
        <chart:legend chart:legend-position="end" svg:x="13.799cm" svg:y="3.695cm" style:legend-expansion="high" chart:style-name="ch4"/>
        <chart:plot-area chart:style-name="ch5" table:cell-range-address="Sheet1.A1:Sheet1.A29 Sheet1.C1:Sheet1.D29 Sheet1.G1:Sheet1.G29" chart:data-source-has-labels="both" svg:x="1.323cm" svg:y="2.314cm" svg:width="11.828cm" svg:height="5.522cm">
          <chartooo:coordinate-region svg:x="1.971cm" svg:y="2.513cm" svg:width="11.18cm" svg:height="4.23cm"/>
          <chart:axis chart:dimension="x" chart:name="primary-x" chart:style-name="ch6" chartooo:axis-type="auto">
            <chartooo:date-scale/>
            <chart:title svg:x="6.872cm" svg:y="8.015cm" chart:style-name="ch7">
              <text:p>year</text:p>
            </chart:title>
            <chart:categories table:cell-range-address="Sheet1.A2:Sheet1.A29"/>
          </chart:axis>
          <chart:axis chart:dimension="y" chart:name="primary-y" chart:style-name="ch8">
            <chart:title svg:x="0.451cm" svg:y="5.827cm" chart:style-name="ch9">
              <text:p>frequency</text:p>
            </chart:title>
            <chart:grid chart:style-name="ch10" chart:class="major"/>
          </chart:axis>
          <chart:series chart:style-name="ch11" chart:values-cell-range-address="Sheet1.C2:Sheet1.C29" chart:label-cell-address="Sheet1.C1:Sheet1.C1" chart:class="chart:bar">
            <chart:data-point chart:repeated="28"/>
          </chart:series>
          <chart:series chart:style-name="ch12" chart:values-cell-range-address="Sheet1.D2:Sheet1.D29" chart:label-cell-address="Sheet1.D1:Sheet1.D1" chart:class="chart:bar">
            <chart:data-point chart:repeated="28"/>
          </chart:series>
          <chart:series chart:style-name="ch13" chart:values-cell-range-address="Sheet1.G2:Sheet1.G29" chart:label-cell-address="Sheet1.G1:Sheet1.G1" chart:class="chart:bar"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rdening</text:p>
                <draw:g>
                  <svg:desc>Sheet1.C1:Sheet1.C1</svg:desc>
                </draw:g>
              </table:table-cell>
              <table:table-cell office:value-type="string">
                <text:p>Accident</text:p>
                <draw:g>
                  <svg:desc>Sheet1.D1:Sheet1.D1</svg:desc>
                </draw:g>
              </table:table-cell>
              <table:table-cell office:value-type="string">
                <text:p>Adver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962">
                <text:p>1960</text:p>
                <draw:g>
                  <svg:desc>Sheet1.A2:Sheet1.A29</svg:desc>
                </draw:g>
              </table:table-cell>
              <table:table-cell office:value-type="float" office:value="0">
                <text:p>0</text:p>
                <draw:g>
                  <svg:desc>Sheet1.C2:Sheet1.C29</svg:desc>
                </draw:g>
              </table:table-cell>
              <table:table-cell office:value-type="float" office:value="0">
                <text:p>0</text:p>
                <draw:g>
                  <svg:desc>Sheet1.D2:Sheet1.D29</svg:desc>
                </draw:g>
              </table:table-cell>
              <table:table-cell office:value-type="float" office:value="0">
                <text:p>0</text:p>
                <draw:g>
                  <svg:desc>Sheet1.G2:Sheet1.G29</svg:desc>
                </draw:g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